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791" officeooo:paragraph-rsid="00051791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05179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19100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05179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097b1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weight="normal" officeooo:rsid="0005c04c" officeooo:paragraph-rsid="0005c04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weight="normal" officeooo:rsid="00097b10" officeooo:paragraph-rsid="00097b1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weight="normal" officeooo:rsid="00134788" officeooo:paragraph-rsid="0005179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weight="normal" officeooo:rsid="000ec65b" officeooo:paragraph-rsid="000ec65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weight="normal" officeooo:rsid="00191008" officeooo:paragraph-rsid="0019100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weight="normal" officeooo:paragraph-rsid="0019100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weight="normal" officeooo:rsid="001ac849" officeooo:paragraph-rsid="001ac84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weight="normal" officeooo:rsid="001b8bd4" officeooo:paragraph-rsid="001b8bd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weight="normal" officeooo:rsid="001bc4ba" officeooo:paragraph-rsid="001bc4b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weight="normal" officeooo:rsid="001c294e" officeooo:paragraph-rsid="001c294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weight="normal" officeooo:rsid="001fb645" officeooo:paragraph-rsid="001fb64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097b10"/>
    </style:style>
    <style:style style:name="P18" style:family="paragraph" style:parent-style-name="Standard">
      <style:text-properties fo:font-weight="normal" officeooo:rsid="0014f311" officeooo:paragraph-rsid="0014f31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b8954" officeooo:paragraph-rsid="0014f311" style:font-weight-asian="normal" style:font-weight-complex="normal"/>
    </style:style>
    <style:style style:name="P20" style:family="paragraph" style:parent-style-name="Standard">
      <style:text-properties officeooo:rsid="0014f311" officeooo:paragraph-rsid="0014f311"/>
    </style:style>
    <style:style style:name="P21" style:family="paragraph" style:parent-style-name="Standard">
      <style:paragraph-properties fo:text-align="start" style:justify-single-word="false"/>
      <style:text-properties fo:color="#ff0000" fo:font-weight="normal" officeooo:rsid="001ed80d" officeooo:paragraph-rsid="0019100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ff0000" fo:font-weight="normal" officeooo:rsid="0018418f" officeooo:paragraph-rsid="0019100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ff0000" fo:font-weight="normal" officeooo:rsid="001b8bd4" officeooo:paragraph-rsid="001b8bd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ff0000" fo:font-weight="normal" officeooo:rsid="001c294e" officeooo:paragraph-rsid="001c294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weight="normal" officeooo:rsid="001bc4ba" officeooo:paragraph-rsid="001bc4b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fo:font-weight="normal" officeooo:rsid="002187c1" officeooo:paragraph-rsid="002187c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fo:font-weight="normal" officeooo:rsid="001b8bd4" officeooo:paragraph-rsid="001b8bd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fo:font-weight="normal" officeooo:paragraph-rsid="0019100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fo:font-weight="normal" officeooo:rsid="0022bd0c" officeooo:paragraph-rsid="0022bd0c" style:font-weight-asian="normal" style:font-weight-complex="normal"/>
    </style:style>
    <style:style style:name="T1" style:family="text">
      <style:text-properties officeooo:rsid="00051791"/>
    </style:style>
    <style:style style:name="T2" style:family="text">
      <style:text-properties fo:color="#ff0000"/>
    </style:style>
    <style:style style:name="T3" style:family="text">
      <style:text-properties fo:color="#ff0000" fo:font-weight="normal" officeooo:rsid="00097b10" style:font-weight-asian="normal" style:font-weight-complex="normal"/>
    </style:style>
    <style:style style:name="T4" style:family="text">
      <style:text-properties fo:color="#ff0000" fo:font-weight="normal" officeooo:rsid="001e44cd" style:font-weight-asian="normal" style:font-weight-complex="normal"/>
    </style:style>
    <style:style style:name="T5" style:family="text">
      <style:text-properties fo:color="#ff0000" officeooo:rsid="000b8954"/>
    </style:style>
    <style:style style:name="T6" style:family="text">
      <style:text-properties fo:color="#ff0000" officeooo:rsid="002116f6"/>
    </style:style>
    <style:style style:name="T7" style:family="text">
      <style:text-properties fo:color="#ff0000" officeooo:rsid="00103e93"/>
    </style:style>
    <style:style style:name="T8" style:family="text">
      <style:text-properties fo:color="#ff0000" officeooo:rsid="001f9162"/>
    </style:style>
    <style:style style:name="T9" style:family="text">
      <style:text-properties fo:color="#ff0000" officeooo:rsid="0018418f"/>
    </style:style>
    <style:style style:name="T10" style:family="text">
      <style:text-properties fo:color="#ff0000" officeooo:rsid="001bc4ba"/>
    </style:style>
    <style:style style:name="T11" style:family="text">
      <style:text-properties fo:color="#ff0000" officeooo:rsid="001c294e"/>
    </style:style>
    <style:style style:name="T12" style:family="text">
      <style:text-properties officeooo:rsid="00134788"/>
    </style:style>
    <style:style style:name="T13" style:family="text">
      <style:text-properties style:use-window-font-color="true" fo:font-weight="normal" officeooo:rsid="001ceeee" style:font-weight-asian="normal" style:font-weight-complex="normal"/>
    </style:style>
    <style:style style:name="T14" style:family="text">
      <style:text-properties style:use-window-font-color="true" fo:font-weight="normal" officeooo:rsid="00097b10" style:font-weight-asian="normal" style:font-weight-complex="normal"/>
    </style:style>
    <style:style style:name="T15" style:family="text">
      <style:text-properties style:use-window-font-color="true" fo:font-weight="normal" officeooo:rsid="001e44cd" style:font-weight-asian="normal" style:font-weight-complex="normal"/>
    </style:style>
    <style:style style:name="T16" style:family="text">
      <style:text-properties style:use-window-font-color="true" fo:font-weight="normal" officeooo:rsid="000bc566" style:font-weight-asian="normal" style:font-weight-complex="normal"/>
    </style:style>
    <style:style style:name="T17" style:family="text">
      <style:text-properties style:use-window-font-color="true" fo:font-weight="normal" officeooo:rsid="000bd19a" style:font-weight-asian="normal" style:font-weight-complex="normal"/>
    </style:style>
    <style:style style:name="T18" style:family="text">
      <style:text-properties style:use-window-font-color="true" fo:font-weight="normal" officeooo:rsid="000ec65b" style:font-weight-asian="normal" style:font-weight-complex="normal"/>
    </style:style>
    <style:style style:name="T19" style:family="text">
      <style:text-properties officeooo:rsid="001ed80d"/>
    </style:style>
    <style:style style:name="T20" style:family="text">
      <style:text-properties officeooo:rsid="0015b1c2"/>
    </style:style>
    <style:style style:name="T21" style:family="text">
      <style:text-properties officeooo:rsid="001f9162"/>
    </style:style>
    <style:style style:name="T22" style:family="text">
      <style:text-properties officeooo:rsid="0014f311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b8954" style:font-weight-asian="normal" style:font-weight-complex="normal"/>
    </style:style>
    <style:style style:name="T25" style:family="text">
      <style:text-properties officeooo:rsid="000b8954"/>
    </style:style>
    <style:style style:name="T26" style:family="text">
      <style:text-properties officeooo:rsid="002116f6"/>
    </style:style>
    <style:style style:name="T27" style:family="text">
      <style:text-properties officeooo:rsid="001593cc"/>
    </style:style>
    <style:style style:name="T28" style:family="text">
      <style:text-properties officeooo:rsid="001ac849"/>
    </style:style>
    <style:style style:name="T29" style:family="text">
      <style:text-properties officeooo:rsid="001b8bd4"/>
    </style:style>
    <style:style style:name="T30" style:family="text">
      <style:text-properties officeooo:rsid="001bc4ba"/>
    </style:style>
    <style:style style:name="T31" style:family="text">
      <style:text-properties officeooo:rsid="001c294e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0cm" svg:y="0cm" svg:width="4.233cm" svg:height="0.476cm" draw:z-index="0">
        <draw:image xlink:href="http://www5a.wolframalpha.com/Calculate/MSP/MSP4499207752f26ia2gi7a00003h60728f172i1205?MSPStoreType=image/gif&amp;s=59&amp;w=160.&amp;h=18." xlink:type="simple" xlink:show="embed" xlink:actuate="onLoad"/>
      </draw:frame>
      <text:p text:style-name="P20">Different gases density <text:span text:style-name="T27">(g/L at 0°C)</text:span></text:p>
      <text:p text:style-name="P20"/>
      <text:p text:style-name="P20"><text:tab/><text:tab/><text:span text:style-name="T24">CO2 : </text:span><text:span text:style-name="T23">1.977</text:span></text:p>
      <text:p text:style-name="P19"><text:tab/><text:tab/>Ar : <text:span text:style-name="T22">1.784</text:span></text:p>
      <text:p text:style-name="P19"><text:tab/><text:tab/>N2 : <text:span text:style-name="T22">1.251</text:span></text:p>
      <text:p text:style-name="P19"><text:tab/><text:tab/>O2 : <text:span text:style-name="T22">1.429</text:span></text:p>
      <text:p text:style-name="P19"><text:tab/><text:tab/>H2O : <text:span text:style-name="T22">0,804</text:span></text:p>
      <text:p text:style-name="P19"><text:tab/><text:tab/>O3 : <text:span text:style-name="T22">2,144 (mais se transforme en O2 en tombant, d'où sa hauteur sur terre)</text:span></text:p>
      <text:p text:style-name="P19"><text:tab/><text:tab/><text:span text:style-name="T2">CH4 ?</text:span> <text:span text:style-name="T26">0.716</text:span></text:p>
      <text:p text:style-name="P19"><text:tab/><text:tab/><text:span text:style-name="T6">N2O ?</text:span><text:span text:style-name="T26"> 1.977</text:span></text:p>
      <text:p text:style-name="P18"><text:span text:style-name="T25"><text:tab/><text:tab/></text:span><text:span text:style-name="T5">H2 ?</text:span><text:span text:style-name="T25"> 0.</text:span>08988</text:p>
      <text:p text:style-name="P1"/>
      <text:p text:style-name="P1">1e: Water</text:p>
      <text:p text:style-name="P7">Quantité de nuages :</text:p>
      <text:p text:style-name="P17"><text:span text:style-name="T14"><text:tab/><text:tab/></text:span><text:span text:style-name="T3">WIP</text:span></text:p>
      <text:p text:style-name="P17"><text:span text:style-name="T3"><text:tab/><text:tab/></text:span><text:span text:style-name="T16">Dépend de : Tmoy, variation journalière, surface d'eau (liquide ou solide), (vitesse des vents), pression.</text:span></text:p>
      <text:p text:style-name="P17"><text:span text:style-name="T16"><text:tab/><text:tab/></text:span><text:span text:style-name="T17">Sur terre : 0,0009% de l'eau </text:span><text:span text:style-name="T18">est </text:span><text:span text:style-name="T17">dans l'atmosphère.</text:span></text:p>
      <text:p text:style-name="P10">5 : Température</text:p>
      <text:p text:style-name="P3"/>
      <text:p text:style-name="P11"><text:span text:style-name="T6"><text:tab/>b) </text:span><text:span text:style-name="T7">Variations latitude </text:span><text:span text:style-name="T8">(constant)</text:span></text:p>
      <text:p text:style-name="P14"><text:span text:style-name="T21">P</text:span>olar circle: 66°33'44''</text:p>
      <text:p text:style-name="P12"><text:span text:style-name="T21">M</text:span>aximum daytime mean over 1year (Tmoy = 214)</text:p>
      <text:p text:style-name="P10">Latitude<text:tab/>Mean<text:tab/><text:tab/><text:span text:style-name="T28">Diff</text:span></text:p>
      <text:p text:style-name="P10">80<text:tab/><text:tab/>167<text:tab/><text:tab/>-<text:span text:style-name="T28">57</text:span></text:p>
      <text:p text:style-name="P10">70<text:tab/><text:tab/>180<text:tab/><text:tab/>-<text:span text:style-name="T28">34</text:span></text:p>
      <text:p text:style-name="P10">60<text:tab/><text:tab/>197<text:tab/><text:tab/>-<text:span text:style-name="T28">17</text:span></text:p>
      <text:p text:style-name="P10">50<text:tab/><text:tab/>226<text:tab/><text:tab/><text:span text:style-name="T28">12</text:span></text:p>
      <text:p text:style-name="P10">40<text:tab/><text:tab/>247,7<text:tab/><text:tab/><text:span text:style-name="T28">33,7</text:span></text:p>
      <text:p text:style-name="P10">30<text:tab/><text:tab/>260<text:tab/><text:tab/><text:span text:style-name="T28">46</text:span></text:p>
      <text:p text:style-name="P10">20<text:tab/><text:tab/>270<text:tab/><text:tab/><text:span text:style-name="T28">56</text:span></text:p>
      <text:p text:style-name="P10">10<text:tab/><text:tab/>277<text:tab/><text:tab/><text:span text:style-name="T28">63</text:span></text:p>
      <text:p text:style-name="P10">0<text:tab/><text:tab/>285<text:tab/><text:tab/><text:span text:style-name="T28">71</text:span></text:p>
      <text:p text:style-name="P10">10<text:tab/><text:tab/><text:span text:style-name="T28">286,4<text:tab/><text:tab/>72,4</text:span></text:p>
      <text:p text:style-name="P10">20<text:tab/><text:tab/><text:span text:style-name="T28">274,6<text:tab/><text:tab/>60,6</text:span></text:p>
      <text:p text:style-name="P10">30<text:tab/><text:tab/><text:span text:style-name="T28">272,5<text:tab/><text:tab/>58,5</text:span></text:p>
      <text:p text:style-name="P10">40<text:tab/><text:tab/><text:span text:style-name="T28">257,6<text:tab/><text:tab/>43,6</text:span></text:p>
      <text:p text:style-name="P10">50<text:tab/><text:tab/><text:span text:style-name="T28">233,8 <text:tab/><text:tab/>19,8 <text:s/>(2 mois manquants)</text:span></text:p>
      <text:p text:style-name="P10">60<text:tab/><text:tab/><text:span text:style-name="T28">210,7<text:tab/><text:tab/>-3,3</text:span></text:p>
      <text:p text:style-name="P10">70<text:tab/><text:tab/><text:span text:style-name="T28">195,6<text:tab/><text:tab/>-18,4</text:span></text:p>
      <text:p text:style-name="P10">80<text:tab/><text:tab/><text:span text:style-name="T28">174,3<text:tab/><text:tab/>-39,7</text:span></text:p>
      <text:p text:style-name="P13">Total<text:tab/><text:tab/>236.19<text:tab/><text:tab/>+22,19</text:p>
      <text:p text:style-name="P13">~ 120 de range</text:p>
      <text:p text:style-name="P26"><text:span text:style-name="T2">Essayer avec cosinus</text:span>.</text:p>
      <text:p text:style-name="P14"><text:span text:style-name="T31">test</text:span>range: [- <text:span text:style-name="T31">8</text:span>0; <text:span text:style-name="T31">2</text:span>0]</text:p>
      <text:p text:style-name="P15">earth:[-65;+15]</text:p>
      <text:p text:style-name="P13"/>
      <text:p text:style-name="P11"><text:span text:style-name="T6">c) Variations saisons </text:span><text:span text:style-name="T10">(pas influencé par </text:span><text:span text:style-name="T11">facteurs modifiables)</text:span></text:p>
      <text:p text:style-name="P14">Variation de 10 à l'équateur, 80 à 80°de latitude</text:p>
      <text:p text:style-name="P26"><text:span text:style-name="T2">Essayer avec: sinus/cosinus</text:span>.</text:p>
      <text:p text:style-name="P14">range: [0;<text:span text:style-name="T31">10</text:span>+latitude?] (+random)</text:p>
      <text:p text:style-name="P14"/>
      <text:p text:style-name="P11"><text:soft-page-break/><text:span text:style-name="T6">d) </text:span><text:span text:style-name="T9">Variations journalières</text:span></text:p>
      <text:p text:style-name="P29"><text:span text:style-name="T9"><text:tab/>O</text:span><text:span text:style-name="T2">n a pas besoin de savoir la T°/heure (unité de temps min: 1jour)</text:span></text:p>
      <text:p text:style-name="P22"><text:tab/><text:tab/><text:a xlink:type="simple" xlink:href="https://en.wikipedia.org/wiki/Volumetric_heat_capacity#Thermal_inertia">https://en.wikipedia.org/wiki/Volumetric_heat_capacity#Thermal_inertia</text:a></text:p>
      <text:p text:style-name="P22"><text:tab/><text:span text:style-name="T29">Faibles aux poles (car jour/nuit durent des mois)</text:span></text:p>
      <text:p text:style-name="P23">Etat de départ : 100° de variation <text:span text:style-name="T30">(hors polar circle)</text:span></text:p>
      <text:p text:style-name="P24">Variation plus faible en hiver?</text:p>
      <text:p text:style-name="P24"/>
      <text:p text:style-name="P21"><text:tab/>e) Implications sur la viabilité</text:p>
      <text:p text:style-name="P21"/>
      <text:p text:style-name="P6">1x : Thermodynamique</text:p>
      <text:p text:style-name="P6"><text:tab/>Vitesse de fonte de CO2? De H2O? Vitesse de montée d'effet de serre?</text:p>
      <text:p text:style-name="P6"/>
      <text:p text:style-name="P2">1<text:span text:style-name="T20">f</text:span> : <text:span text:style-name="T12">Géographie (et montée de l'eau)</text:span></text:p>
      <text:p text:style-name="P2"/>
      <text:p text:style-name="P4">1g : Répartition de l'eau/mouillage</text:p>
      <text:p text:style-name="P4"><text:tab/><text:span text:style-name="T2">Idée: la pluie permet d'arrêter la poussière dans l'atmosphère, fait couler la poussière de surface, créer rivières/érosion. Combien de temps faut-il pour "laver" le sol?</text:span></text:p>
      <text:p text:style-name="P2"/>
      <text:p text:style-name="P4">1h : Cultivabilité, influence des végétaux</text:p>
      <text:p text:style-name="P5"><text:tab/></text:p>
      <text:p text:style-name="P17"><text:span text:style-name="T13"><text:tab/></text:span><text:span text:style-name="T4">salinité </text:span><text:span text:style-name="T3">de l'eau</text:span><text:span text:style-name="T4">?</text:span><text:span text:style-name="T15"> (il y a Na et Cl en roches)</text:span></text:p>
      <text:p text:style-name="P5"/>
      <text:p text:style-name="P4"><text:tab/><text:span text:style-name="T1">Sur terre : 0.54 teratonnes de O2 produits par an par les végétaux.</text:span></text:p>
      <text:p text:style-name="P4"><text:tab/><text:tab/><text:span text:style-name="T1">Dont 70% produit par algues marines et cyanobacteria (anaérobiques, marins)</text:span></text:p>
      <text:p text:style-name="P4"/>
      <text:p text:style-name="P8">1<text:span text:style-name="T19">i</text:span> : Ressources minéralogiques (et génération (aléatoire?))</text:p>
      <text:p text:style-name="P16">ressources: http://www.mars.asu.edu/data/</text:p>
      <text:p text:style-name="P9">Radiations: https://en.wikipedia.org/wiki/Ultraviolet#Harmful_eff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M54S</meta:editing-duration>
    <meta:editing-cycles>12</meta:editing-cycles>
    <meta:generator>LibreOffice/4.1.5.3$Windows_x86 LibreOffice_project/1c1366bba2ba2b554cd2ca4d87c06da81c05d24</meta:generator>
    <dc:date>2014-05-13T14:53:39.524000000</dc:date>
    <meta:document-statistic meta:table-count="0" meta:image-count="1" meta:object-count="0" meta:page-count="2" meta:paragraph-count="66" meta:word-count="338" meta:character-count="2125" meta:non-whitespace-character-count="1776"/>
    <meta:user-defined meta:name="Info 1"/>
    <meta:user-defined meta:name="Info 2"/>
    <meta:user-defined meta:name="Info 3"/>
    <meta:user-defined meta:name="Info 4"/>
  </office:meta>
</office:document-meta>
</file>